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in" table:align="left"/>
    </style:style>
    <style:style style:name="Table1.A" style:family="table-column">
      <style:table-column-properties style:column-width="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26pt" style:text-underline-style="none" officeooo:rsid="001eb7bf" officeooo:paragraph-rsid="00094b8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none" officeooo:rsid="001eb7bf" officeooo:paragraph-rsid="00094b85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eb7bf" officeooo:paragraph-rsid="00094b85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1eb7bf" officeooo:paragraph-rsid="00094b85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officeooo:rsid="001eb7bf" officeooo:paragraph-rsid="00094b85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officeooo:rsid="001eb7bf" officeooo:paragraph-rsid="00094b85" style:font-size-asian="44pt" style:font-size-complex="44pt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none" officeooo:rsid="001eb7bf" officeooo:paragraph-rsid="00094b85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36pt" style:text-underline-style="none" officeooo:rsid="001eb7bf" officeooo:paragraph-rsid="00094b85" style:font-size-asian="36pt" style:font-size-complex="36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eb7bf" officeooo:paragraph-rsid="00094b8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a8dc7" officeooo:paragraph-rsid="000a8dc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b8c81" officeooo:paragraph-rsid="000b8c81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rsid="000a8dc7" officeooo:paragraph-rsid="000a8dc7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a8dc7" officeooo:paragraph-rsid="000a8dc7"/>
    </style:style>
    <style:style style:name="P14" style:family="paragraph" style:parent-style-name="Standard">
      <style:paragraph-properties fo:text-align="center" style:justify-single-word="false"/>
      <style:text-properties officeooo:rsid="000a8dc7" officeooo:paragraph-rsid="000a8dc7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none" officeooo:rsid="000b8c81" officeooo:paragraph-rsid="000b8c81" style:font-size-asian="16pt" style:font-size-complex="16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officeooo:rsid="000b8c81" officeooo:paragraph-rsid="000b8c81" style:font-size-asian="10.5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officeooo:rsid="000bf3e9" officeooo:paragraph-rsid="000bf3e9" style:font-size-asian="10.5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officeooo:rsid="000bf3e9" officeooo:paragraph-rsid="000bf3e9" style:font-size-asian="10.5pt" style:font-size-complex="12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text-underline-style="none" officeooo:rsid="000bf3e9" officeooo:paragraph-rsid="000bf3e9" style:font-size-asian="10.5pt" style:font-size-complex="12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style:text-underline-style="none" officeooo:rsid="000bf3e9" officeooo:paragraph-rsid="000bf3e9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c81" officeooo:paragraph-rsid="000b8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officeooo:rsid="00094b85"/>
    </style:style>
    <style:style style:name="T3" style:family="text">
      <style:text-properties officeooo:rsid="000a8dc7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style:text-position="super 58%" fo:font-size="12pt" style:text-underline-style="none" style:font-size-asian="10.5pt" style:font-size-complex="12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2pt" style:text-underline-style="none" style:font-size-asian="10.5pt" style:font-size-complex="12pt"/>
    </style:style>
    <style:style style:name="T8" style:family="text">
      <style:text-properties style:text-position="0% 100%" style:text-underline-style="solid" style:text-underline-width="bold" style:text-underline-color="#ff0000"/>
    </style:style>
    <style:style style:name="T9" style:family="text">
      <style:text-properties style:text-position="0% 100%" style:text-underline-style="solid" style:text-underline-width="bold" style:text-underline-color="#2a6099"/>
    </style:style>
    <style:style style:name="T10" style:family="text">
      <style:text-properties style:text-position="0% 100%" officeooo:rsid="000bf3e9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ize="12pt" style:text-underline-style="none" style:font-size-asian="10.5pt" style:font-size-complex="12pt"/>
    </style:style>
    <style:style style:name="T13" style:family="text">
      <style:text-properties style:text-position="sub 58%" officeooo:rsid="000bf3e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ΛΕΙΤΟΥΡΓΙΚΑ ΣΥΣΤΗΜΑΤΑ </text:p>
      <text:p text:style-name="P5"><text:span text:style-name="T1">2019-2020</text:span> </text:p>
      <text:p text:style-name="P6"><text:span text:style-name="T2">2</text:span>η εργαστηριακή Άσκηση</text:p>
      <text:p text:style-name="P2"/>
      <text:p text:style-name="P7">Μάριος-Αλέξανδρος Μορφόπουλος 1058102</text:p>
      <text:p text:style-name="P7">Παναγιώτης Χριστόπουλος 1054409</text:p>
      <text:p text:style-name="P7">Χρήστος Στεμιτσιώτης 1054375</text:p>
      <text:p text:style-name="P7">Κωνσταντίνος Μελισσουργός 1054318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Μέρος <text:span text:style-name="T3">2</text:span></text:p>
      <text:p text:style-name="P1"/>
      <text:p text:style-name="P1">Ερώτημα Α:</text:p>
      <text:p text:style-name="P9"/>
      <text:p text:style-name="P10">α) Από την εκφώνηση <text:s/>παρατηρούμε ότι έχουμε λογικές διευθύνσεις των 32 bits όπου τα πρώτα (πιο σημαντικά) 18 bits αναπαριστούν τον αριθμό σελίδα (page = 18 bits) οπότε τα υπόλοιπα 14 bits είναι το offset. </text:p>
      <text:p text:style-name="P10">Το offset έχει διπλό ρόλο:</text:p>
      <text:list xml:id="list3495096551" text:style-name="L2">
        <text:list-item>
          <text:p text:style-name="P13"><text:span text:style-name="T4">Δείχνει τη μετατόπιση της λογικής διεύθυνσης από την αρχή της σελίδας που βρίσκεται</text:span></text:p>
        </text:list-item>
        <text:list-item>
          <text:p text:style-name="P13"><text:span text:style-name="T4">Προσδιορίζει ταυτόχρονα και το μέγεθος της σελίδας</text:span></text:p>
        </text:list-item>
      </text:list>
      <text:p text:style-name="P12"><text:span text:style-name="T4"/></text:p>
      <text:p text:style-name="P12"><text:span text:style-name="T4">Συνεπώς το μέγεθος της σελίδας είναι 2</text:span><text:span text:style-name="T5">14</text:span><text:span text:style-name="T7"> bytes = 16384 </text:span></text:p>
      <text:p text:style-name="P14"><text:span text:style-name="T7">39600</text:span><text:span text:style-name="T12">16</text:span><text:span text:style-name="T7">=234752 bytes = μέγεθος διεργασίας = μέγεθος πίνακα σελίδων</text:span></text:p>
      <text:p text:style-name="P12"><text:span text:style-name="T7">Για να βρούμε πόσα πλαίσια σελίδων καταλαμβάνει (πλήθος σελίδων της διεργασίας) διαιρούμε τα δύο μεγέθη : 234752/16384 = 14,32. Άρα ο πίνακας σελίδων καταλαμβάνει 15 σελίδες. Οι 14 σελίδες της διεργασίας γεμίζουν πλήρως ενώ η 15η σελίδα γεμίζει μόνο κατά 0,32 άρα η εσωτερική κλασματοποίηση δηλαδή ο κενός χώρος εντός της σελίδας είναι 0,68 του μεγέθους της ή 0,68*16384 = 11141,12 bits.</text:span></text:p>
      <text:p text:style-name="P12"><text:span text:style-name="T7"/></text:p>
      <text:p text:style-name="P12"><text:span text:style-name="T7">β) Σύμφωνα με την εκφώνηση έχουμε την ακόλουθη αντιστοίχηση:</text:span></text:p>
      <text:p text:style-name="P12"><text:span text:style-name="T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Σελίδα</text:p>
          </table:table-cell>
          <table:table-cell table:style-name="Table1.B1" office:value-type="string">
            <text:p text:style-name="P22">Φυσικό Πλαίσιο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B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B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P21">...</text:p>
          </table:table-cell>
          <table:table-cell table:style-name="Table1.B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P22">10</text:p>
          </table:table-cell>
          <table:table-cell table:style-name="Table1.B2" office:value-type="string">
            <text:p text:style-name="P22">16</text:p>
          </table:table-cell>
        </table:table-row>
        <table:table-row>
          <table:table-cell table:style-name="Table1.A2" office:value-type="string">
            <text:p text:style-name="P22">11</text:p>
          </table:table-cell>
          <table:table-cell table:style-name="Table1.B2" office:value-type="string">
            <text:p text:style-name="P22">225</text:p>
          </table:table-cell>
        </table:table-row>
        <table:table-row>
          <table:table-cell table:style-name="Table1.A2" office:value-type="string">
            <text:p text:style-name="P22">12</text:p>
          </table:table-cell>
          <table:table-cell table:style-name="Table1.B2" office:value-type="string">
            <text:p text:style-name="P22">170</text:p>
          </table:table-cell>
        </table:table-row>
        <table:table-row>
          <table:table-cell table:style-name="Table1.A2" office:value-type="string">
            <text:p text:style-name="P22">13</text:p>
          </table:table-cell>
          <table:table-cell table:style-name="Table1.B2" office:value-type="string">
            <text:p text:style-name="P22">35</text:p>
          </table:table-cell>
        </table:table-row>
        <table:table-row>
          <table:table-cell table:style-name="Table1.A2" office:value-type="string">
            <text:p text:style-name="P22">14</text:p>
          </table:table-cell>
          <table:table-cell table:style-name="Table1.B2" office:value-type="string">
            <text:p text:style-name="P22">51</text:p>
          </table:table-cell>
        </table:table-row>
      </table:table>
      <text:p text:style-name="P12"><text:span text:style-name="T7"/></text:p>
      <text:p text:style-name="P12"><text:span text:style-name="T7"/></text:p>
      <text:p text:style-name="P11">Το 00031958<text:span text:style-name="T11">16</text:span><text:span text:style-name="T6"> σε δυαδική μορφή είναι:</text:span></text:p>
      <text:p text:style-name="P15"><text:span text:style-name="T8">0000 0000 0000 0011 00</text:span><text:span text:style-name="T9">01 1001 0101 1000</text:span></text:p>
      <text:p text:style-name="P9"/>
      <text:p text:style-name="P16">Από την εκφώνηση γνωρίζουμε ότι τα πρώτα 18 bits <text:s text:c="3"/>Από την εκφώνηση γνωρίζουμε ότι τα</text:p>
      <text:p text:style-name="P16">είναι το page. Άρα 1100<text:span text:style-name="T11">2</text:span><text:span text:style-name="T6"> = 12η σελίδα. Συνεπώς <text:s text:c="9"/>υπόλοιπα 14 bits είναι το offset. Άρα </text:span></text:p>
      <text:p text:style-name="P16"><text:span text:style-name="T6">βρισκόμαστε στο φυσικό πλαίσιο 170<text:tab/><text:tab/> <text:s text:c="4"/></text:span><text:span text:style-name="T10">01100101011000</text:span><text:span text:style-name="T13">2 </text:span><text:span text:style-name="T10">= 6488</text:span></text:p>
      <text:p text:style-name="P16"><text:span text:style-name="T10"/></text:p>
      <text:p text:style-name="P16"><text:span text:style-name="T10"/></text:p>
      <text:p text:style-name="P17"><text:soft-page-break/><text:span text:style-name="T6">Επομένως 170*16384 (μέγεθος της σελίδας στο φυσικό πλαίσιο) + 6488 = 2791768</text:span><text:span text:style-name="T11">10 </text:span><text:span text:style-name="T6">= 2A9958</text:span><text:span text:style-name="T11">16</text:span><text:span text:style-name="T6"> (φυσική διεύθυνση)</text:span></text:p>
      <text:p text:style-name="P17"><text:span text:style-name="T6"/></text:p>
      <text:p text:style-name="P17"><text:span text:style-name="T6">β) Το 001E800</text:span><text:span text:style-name="T11">16</text:span><text:span text:style-name="T6"> σε δυαδική μορφή είναι:</text:span></text:p>
      <text:p text:style-name="P17"><text:span text:style-name="T6"/></text:p>
      <text:p text:style-name="P20"><text:span text:style-name="T8">0000 0000 0000 0001 11</text:span><text:span text:style-name="T9">10 1000 0000 0000</text:span></text:p>
      <text:p text:style-name="P19"><text:span text:style-name="T6"/></text:p>
      <text:p text:style-name="P17"><text:span text:style-name="T6">Όπως και πριν, τα πρώτα 16 bits είναι το page.<text:tab/><text:tab/>14 bit offset</text:span></text:p>
      <text:p text:style-name="P17"><text:span text:style-name="T6">Άρα 0111</text:span><text:span text:style-name="T11">2</text:span><text:span text:style-name="T6"> = 7η σελίδα</text:span></text:p>
      <text:p text:style-name="P17"><text:span text:style-name="T6"/></text:p>
      <text:p text:style-name="P17"><text:span text:style-name="T6">Όμως, η σελίδα 7 δεν απεικονίζεται σε φυσικό πλαίσιο μνήμης, άρα έχουμε page faul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0T19:46:46.437404902</meta:creation-date>
    <dc:date>2020-01-10T21:27:40.125591168</dc:date>
    <meta:editing-duration>PT36M12S</meta:editing-duration>
    <meta:editing-cycles>1</meta:editing-cycles>
    <meta:document-statistic meta:table-count="1" meta:image-count="0" meta:object-count="0" meta:page-count="3" meta:paragraph-count="48" meta:word-count="311" meta:character-count="1858" meta:non-whitespace-character-count="1572"/>
    <meta:generator>LibreOffice/6.3.3.2$Linux_X86_64 LibreOffice_project/30$Build-2</meta:generator>
  </office:meta>
</office:document-meta>
</file>